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7.135cm"/>
    </style:style>
    <style:style style:name="co10" style:family="table-column">
      <style:table-column-properties fo:break-before="auto" style:column-width="9.50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04cm"/>
    </style:style>
    <style:style style:name="co13" style:family="table-column">
      <style:table-column-properties fo:break-before="auto" style:column-width="6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3531ff"/>
    </style:style>
    <style:style style:name="ce7" style:family="table-cell" style:parent-style-name="Default">
      <style:text-properties fo:color="#036400"/>
    </style:style>
    <style:style style:name="ce8" style:family="table-cell" style:parent-style-name="Default">
      <style:text-properties fo:color="#cb0000"/>
    </style:style>
    <style:style style:name="ce9" style:family="table-cell" style:parent-style-name="Default">
      <style:text-properties fo:color="#fd6864"/>
    </style:style>
    <style:style style:name="ce10" style:family="table-cell" style:parent-style-name="Default">
      <style:text-properties fo:color="#680100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ightcross_orig_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Encapsulation [cycles] (mean)</text:p>
          </table:table-cell>
          <table:table-cell office:value-type="string" calcext:value-type="string">
            <text:p>Encapsulation [cycles] (min)</text:p>
          </table:table-cell>
          <table:table-cell office:value-type="string" calcext:value-type="string">
            <text:p>Encapsulation [cycles] (max)</text:p>
          </table:table-cell>
          <table:table-cell office:value-type="string" calcext:value-type="string">
            <text:p>Decapsulation [cycles] (mean)</text:p>
          </table:table-cell>
          <table:table-cell office:value-type="string" calcext:value-type="string">
            <text:p>Decapsulation [cycles] (min)</text:p>
          </table:table-cell>
          <table:table-cell office:value-type="string" calcext:value-type="string">
            <text:p>Decapsulation [cycles] (max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Encapsulation [bytes]</text:p>
          </table:table-cell>
          <table:table-cell office:value-type="string" calcext:value-type="string">
            <text:p>Decapsulation [byte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bytes]</text:p>
          </table:table-cell>
          <table:table-cell office:value-type="string" calcext:value-type="string">
            <text:p>Sign [bytes]</text:p>
          </table:table-cell>
          <table:table-cell office:value-type="string" calcext:value-type="string">
            <text:p>Verify [byte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Encapsulation [%]</text:p>
          </table:table-cell>
          <table:table-cell office:value-type="string" calcext:value-type="string">
            <text:p>Decapsulation [%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%]</text:p>
          </table:table-cell>
          <table:table-cell office:value-type="string" calcext:value-type="string">
            <text:p>Sign [%]</text:p>
          </table:table-cell>
          <table:table-cell office:value-type="string" calcext:value-type="string">
            <text:p>Verify [%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v1.2-sha3-r-sdp-1-small</text:p>
          </table:table-cell>
          <table:table-cell office:value-type="string" calcext:value-type="string">
            <text:p>profile</text:p>
          </table:table-cell>
          <table:table-cell office:value-type="float" office:value="4240" calcext:value-type="float">
            <text:p>4240</text:p>
          </table:table-cell>
          <table:table-cell office:value-type="float" office:value="351824" calcext:value-type="float">
            <text:p>351824</text:p>
          </table:table-cell>
          <table:table-cell office:value-type="float" office:value="108788" calcext:value-type="float">
            <text:p>1087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133240" calcext:value-type="float">
            <text:p>133240</text:p>
          </table:table-cell>
          <table:table-cell office:value-type="float" office:value="36208" calcext:value-type="float">
            <text:p>36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1-fast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74392" calcext:value-type="float">
            <text:p>74392</text:p>
          </table:table-cell>
          <table:table-cell office:value-type="float" office:value="14760" calcext:value-type="float">
            <text:p>147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08" calcext:value-type="float">
            <text:p>67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292616" calcext:value-type="float">
            <text:p>292616</text:p>
          </table:table-cell>
          <table:table-cell office:value-type="float" office:value="77920" calcext:value-type="float">
            <text:p>779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fast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63504" calcext:value-type="float">
            <text:p>163504</text:p>
          </table:table-cell>
          <table:table-cell office:value-type="float" office:value="29952" calcext:value-type="float">
            <text:p>299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436432" calcext:value-type="float">
            <text:p>436432</text:p>
          </table:table-cell>
          <table:table-cell office:value-type="float" office:value="111784" calcext:value-type="float">
            <text:p>1117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44" calcext:value-type="float">
            <text:p>1359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5-fast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292256" calcext:value-type="float">
            <text:p>292256</text:p>
          </table:table-cell>
          <table:table-cell office:value-type="float" office:value="51496" calcext:value-type="float">
            <text:p>514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5-small</text:p>
          </table:table-cell>
          <table:table-cell office:value-type="string" calcext:value-type="string">
            <text:p>ligh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97128" calcext:value-type="float">
            <text:p>97128</text:p>
          </table:table-cell>
          <table:table-cell office:value-type="float" office:value="34640" calcext:value-type="float">
            <text:p>346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fast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48472" calcext:value-type="float">
            <text:p>48472</text:p>
          </table:table-cell>
          <table:table-cell office:value-type="float" office:value="12744" calcext:value-type="float">
            <text:p>127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189664" calcext:value-type="float">
            <text:p>189664</text:p>
          </table:table-cell>
          <table:table-cell office:value-type="float" office:value="64492" calcext:value-type="float">
            <text:p>644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49880" calcext:value-type="float">
            <text:p>149880</text:p>
          </table:table-cell>
          <table:table-cell office:value-type="float" office:value="54996" calcext:value-type="float">
            <text:p>549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fast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05272" calcext:value-type="float">
            <text:p>105272</text:p>
          </table:table-cell>
          <table:table-cell office:value-type="float" office:value="25896" calcext:value-type="float">
            <text:p>258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278520" calcext:value-type="float">
            <text:p>278520</text:p>
          </table:table-cell>
          <table:table-cell office:value-type="float" office:value="96568" calcext:value-type="float">
            <text:p>965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260512" calcext:value-type="float">
            <text:p>260512</text:p>
          </table:table-cell>
          <table:table-cell office:value-type="float" office:value="92984" calcext:value-type="float">
            <text:p>929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fast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83028" calcext:value-type="float">
            <text:p>183028</text:p>
          </table:table-cell>
          <table:table-cell office:value-type="float" office:value="41808" calcext:value-type="float">
            <text:p>418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461256" calcext:value-type="float">
            <text:p>461256</text:p>
          </table:table-cell>
          <table:table-cell office:value-type="float" office:value="158680" calcext:value-type="float">
            <text:p>15868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rossv1.2-sha3-r-sdp-1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99368" calcext:value-type="float">
            <text:p>99368</text:p>
          </table:table-cell>
          <table:table-cell table:style-name="ce1" office:value-type="float" office:value="33480" calcext:value-type="float">
            <text:p>3348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133240" calcext:value-type="float">
            <text:p>133240</text:p>
          </table:table-cell>
          <table:table-cell office:value-type="float" office:value="36208" calcext:value-type="float">
            <text:p>36208</text:p>
          </table:table-cell>
          <table:table-cell table:formula="of:=([.L28]/[.H28])*100" office:value-type="float" office:value="13.6094674556213" calcext:value-type="float">
            <text:p>13.6094674556213</text:p>
          </table:table-cell>
          <table:table-cell table:formula="of:=([.M28]/[.I28])*100" office:value-type="float" office:value="63.4476190476191" calcext:value-type="float">
            <text:p>63.4476190476191</text:p>
          </table:table-cell>
          <table:table-cell table:formula="of:=([.N28]/[.J28])*100" office:value-type="float" office:value="31.9971721456345" calcext:value-type="float">
            <text:p>31.99717214563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1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59136" calcext:value-type="float">
            <text:p>59136</text:p>
          </table:table-cell>
          <table:table-cell table:style-name="ce1" office:value-type="float" office:value="15120" calcext:value-type="float">
            <text:p>1512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74392" calcext:value-type="float">
            <text:p>74392</text:p>
          </table:table-cell>
          <table:table-cell office:value-type="float" office:value="14760" calcext:value-type="float">
            <text:p>14760</text:p>
          </table:table-cell>
          <table:table-cell table:formula="of:=([.L29]/[.H29])*100" office:value-type="float" office:value="13.6094674556213" calcext:value-type="float">
            <text:p>13.6094674556213</text:p>
          </table:table-cell>
          <table:table-cell table:formula="of:=([.M29]/[.I29])*100" office:value-type="float" office:value="64.0206540447504" calcext:value-type="float">
            <text:p>64.0206540447504</text:p>
          </table:table-cell>
          <table:table-cell table:formula="of:=([.N29]/[.J29])*100" office:value-type="float" office:value="26.0299097065463" calcext:value-type="float">
            <text:p>26.029909706546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1-small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351800" calcext:value-type="float">
            <text:p>351800</text:p>
          </table:table-cell>
          <table:table-cell table:style-name="ce1" office:value-type="float" office:value="108780" calcext:value-type="float">
            <text:p>10878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office:value-type="string" calcext:value-type="string">
            <text:p>light</text:p>
          </table:table-cell>
          <table:table-cell office:value-type="float" office:value="1104" calcext:value-type="float">
            <text:p>1104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08" calcext:value-type="float">
            <text:p>67008</text:p>
          </table:table-cell>
          <table:table-cell table:formula="of:=([.L30]/[.H30])*100" office:value-type="float" office:value="13.6094674556213" calcext:value-type="float">
            <text:p>13.6094674556213</text:p>
          </table:table-cell>
          <table:table-cell table:formula="of:=([.M30]/[.I30])*100" office:value-type="float" office:value="62.7949803504642" calcext:value-type="float">
            <text:p>62.7949803504642</text:p>
          </table:table-cell>
          <table:table-cell table:formula="of:=([.N30]/[.J30])*100" office:value-type="float" office:value="29.9388783643707" calcext:value-type="float">
            <text:p>29.93887836437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3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8352" calcext:value-type="float">
            <text:p>8352</text:p>
          </table:table-cell>
          <table:table-cell table:style-name="ce1" office:value-type="float" office:value="227536" calcext:value-type="float">
            <text:p>227536</text:p>
          </table:table-cell>
          <table:table-cell table:style-name="ce1" office:value-type="float" office:value="73580" calcext:value-type="float">
            <text:p>7358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292616" calcext:value-type="float">
            <text:p>292616</text:p>
          </table:table-cell>
          <table:table-cell office:value-type="float" office:value="77920" calcext:value-type="float">
            <text:p>77920</text:p>
          </table:table-cell>
          <table:table-cell table:formula="of:=([.L31]/[.H31])*100" office:value-type="float" office:value="7.36342042755344" calcext:value-type="float">
            <text:p>7.36342042755344</text:p>
          </table:table-cell>
          <table:table-cell table:formula="of:=([.M31]/[.I31])*100" office:value-type="float" office:value="63.1487172404268" calcext:value-type="float">
            <text:p>63.1487172404268</text:p>
          </table:table-cell>
          <table:table-cell table:formula="of:=([.N31]/[.J31])*100" office:value-type="float" office:value="31.3344485909149" calcext:value-type="float">
            <text:p>31.334448590914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3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8352" calcext:value-type="float">
            <text:p>8352</text:p>
          </table:table-cell>
          <table:table-cell table:style-name="ce1" office:value-type="float" office:value="158016" calcext:value-type="float">
            <text:p>158016</text:p>
          </table:table-cell>
          <table:table-cell table:style-name="ce1" office:value-type="float" office:value="60936" calcext:value-type="float">
            <text:p>60936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163504" calcext:value-type="float">
            <text:p>163504</text:p>
          </table:table-cell>
          <table:table-cell office:value-type="float" office:value="29952" calcext:value-type="float">
            <text:p>29952</text:p>
          </table:table-cell>
          <table:table-cell table:formula="of:=([.L32]/[.H32])*100" office:value-type="float" office:value="7.36342042755344" calcext:value-type="float">
            <text:p>7.36342042755344</text:p>
          </table:table-cell>
          <table:table-cell table:formula="of:=([.M32]/[.I32])*100" office:value-type="float" office:value="63.3815046827513" calcext:value-type="float">
            <text:p>63.3815046827513</text:p>
          </table:table-cell>
          <table:table-cell table:formula="of:=([.N32]/[.J32])*100" office:value-type="float" office:value="24.0338939530107" calcext:value-type="float">
            <text:p>24.03389395301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3-small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8352" calcext:value-type="float">
            <text:p>8352</text:p>
          </table:table-cell>
          <table:table-cell table:style-name="ce1" office:value-type="float" office:value="514128" calcext:value-type="float">
            <text:p>514128</text:p>
          </table:table-cell>
          <table:table-cell table:style-name="ce1" office:value-type="float" office:value="157796" calcext:value-type="float">
            <text:p>157796</text:p>
          </table:table-cell>
          <table:table-cell/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float" office:value="1240" calcext:value-type="float">
            <text:p>1240</text:p>
          </table:table-cell>
          <table:table-cell office:value-type="float" office:value="436432" calcext:value-type="float">
            <text:p>436432</text:p>
          </table:table-cell>
          <table:table-cell office:value-type="float" office:value="111784" calcext:value-type="float">
            <text:p>111784</text:p>
          </table:table-cell>
          <table:table-cell table:formula="of:=([.L33]/[.H33])*100" office:value-type="string" office:string-value="" calcext:value-type="error">
            <text:p>#DIV/0!</text:p>
          </table:table-cell>
          <table:table-cell table:formula="of:=([.M33]/[.I33])*100" office:value-type="string" office:string-value="" calcext:value-type="error">
            <text:p>#DIV/0!</text:p>
          </table:table-cell>
          <table:table-cell table:formula="of:=([.N33]/[.J33])*100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5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14368" calcext:value-type="float">
            <text:p>14368</text:p>
          </table:table-cell>
          <table:table-cell table:style-name="ce1" office:value-type="float" office:value="386672" calcext:value-type="float">
            <text:p>386672</text:p>
          </table:table-cell>
          <table:table-cell table:style-name="ce1" office:value-type="float" office:value="121688" calcext:value-type="float">
            <text:p>121688</text:p>
          </table:table-cell>
          <table:table-cell/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44" calcext:value-type="float">
            <text:p>135944</text:p>
          </table:table-cell>
          <table:table-cell table:formula="of:=([.L34]/[.H34])*100" office:value-type="string" office:string-value="" calcext:value-type="error">
            <text:p>#DIV/0!</text:p>
          </table:table-cell>
          <table:table-cell table:formula="of:=([.M34]/[.I34])*100" office:value-type="string" office:string-value="" calcext:value-type="error">
            <text:p>#DIV/0!</text:p>
          </table:table-cell>
          <table:table-cell table:formula="of:=([.N34]/[.J34])*100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5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14368" calcext:value-type="float">
            <text:p>14368</text:p>
          </table:table-cell>
          <table:table-cell table:style-name="ce1" office:value-type="float" office:value="227864" calcext:value-type="float">
            <text:p>227864</text:p>
          </table:table-cell>
          <table:table-cell table:style-name="ce1" office:value-type="float" office:value="51640" calcext:value-type="float">
            <text:p>5164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office:value-type="string" calcext:value-type="string">
            <text:p>light</text:p>
          </table:table-cell>
          <table:table-cell office:value-type="float" office:value="1384" calcext:value-type="float">
            <text:p>1384</text:p>
          </table:table-cell>
          <table:table-cell office:value-type="float" office:value="292256" calcext:value-type="float">
            <text:p>292256</text:p>
          </table:table-cell>
          <table:table-cell office:value-type="float" office:value="51496" calcext:value-type="float">
            <text:p>51496</text:p>
          </table:table-cell>
          <table:table-cell table:formula="of:=([.L35]/[.H35])*100" office:value-type="float" office:value="4.67188765865514" calcext:value-type="float">
            <text:p>4.67188765865514</text:p>
          </table:table-cell>
          <table:table-cell table:formula="of:=([.M35]/[.I35])*100" office:value-type="float" office:value="63.1211555739858" calcext:value-type="float">
            <text:p>63.1211555739858</text:p>
          </table:table-cell>
          <table:table-cell table:formula="of:=([.N35]/[.J35])*100" office:value-type="float" office:value="23.1521778225371" calcext:value-type="float">
            <text:p>23.15217782253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-5-small</text:p>
          </table:table-cell>
          <table:table-cell table:style-name="ce1" office:value-type="string" calcext:value-type="string">
            <text:p>ref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L36]/[.H36])*100" office:value-type="string" office:string-value="" calcext:value-type="error">
            <text:p>#DIV/0!</text:p>
          </table:table-cell>
          <table:table-cell table:formula="of:=([.M36]/[.I36])*100" office:value-type="string" office:string-value="" calcext:value-type="error">
            <text:p>#DIV/0!</text:p>
          </table:table-cell>
          <table:table-cell table:formula="of:=([.N36]/[.J36])*100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1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76856" calcext:value-type="float">
            <text:p>76856</text:p>
          </table:table-cell>
          <table:table-cell table:style-name="ce1" office:value-type="float" office:value="31128" calcext:value-type="float">
            <text:p>31128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97128" calcext:value-type="float">
            <text:p>97128</text:p>
          </table:table-cell>
          <table:table-cell office:value-type="float" office:value="34640" calcext:value-type="float">
            <text:p>34640</text:p>
          </table:table-cell>
          <table:table-cell table:formula="of:=([.L37]/[.H37])*100" office:value-type="float" office:value="62.753036437247" calcext:value-type="float">
            <text:p>62.753036437247</text:p>
          </table:table-cell>
          <table:table-cell table:formula="of:=([.M37]/[.I37])*100" office:value-type="float" office:value="61.9881548044522" calcext:value-type="float">
            <text:p>61.9881548044522</text:p>
          </table:table-cell>
          <table:table-cell table:formula="of:=([.N37]/[.J37])*100" office:value-type="float" office:value="36.7120267921489" calcext:value-type="float">
            <text:p>36.71202679214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1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42400" calcext:value-type="float">
            <text:p>42400</text:p>
          </table:table-cell>
          <table:table-cell table:style-name="ce1" office:value-type="float" office:value="13344" calcext:value-type="float">
            <text:p>13344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48472" calcext:value-type="float">
            <text:p>48472</text:p>
          </table:table-cell>
          <table:table-cell office:value-type="float" office:value="12744" calcext:value-type="float">
            <text:p>12744</text:p>
          </table:table-cell>
          <table:table-cell table:formula="of:=([.L38]/[.H38])*100" office:value-type="float" office:value="62.753036437247" calcext:value-type="float">
            <text:p>62.753036437247</text:p>
          </table:table-cell>
          <table:table-cell table:formula="of:=([.M38]/[.I38])*100" office:value-type="float" office:value="62.3546362045899" calcext:value-type="float">
            <text:p>62.3546362045899</text:p>
          </table:table-cell>
          <table:table-cell table:formula="of:=([.N38]/[.J38])*100" office:value-type="float" office:value="30.2334408806225" calcext:value-type="float">
            <text:p>30.23344088062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1-small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263152" calcext:value-type="float">
            <text:p>263152</text:p>
          </table:table-cell>
          <table:table-cell table:style-name="ce1" office:value-type="float" office:value="98660" calcext:value-type="float">
            <text:p>98660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office:value-type="string" calcext:value-type="string">
            <text:p>light</text:p>
          </table:table-cell>
          <table:table-cell office:value-type="float" office:value="2480" calcext:value-type="float">
            <text:p>2480</text:p>
          </table:table-cell>
          <table:table-cell office:value-type="float" office:value="189664" calcext:value-type="float">
            <text:p>189664</text:p>
          </table:table-cell>
          <table:table-cell office:value-type="float" office:value="64492" calcext:value-type="float">
            <text:p>64492</text:p>
          </table:table-cell>
          <table:table-cell table:formula="of:=([.L39]/[.H39])*100" office:value-type="float" office:value="62.753036437247" calcext:value-type="float">
            <text:p>62.753036437247</text:p>
          </table:table-cell>
          <table:table-cell table:formula="of:=([.M39]/[.I39])*100" office:value-type="float" office:value="61.2625649241583" calcext:value-type="float">
            <text:p>61.2625649241583</text:p>
          </table:table-cell>
          <table:table-cell table:formula="of:=([.N39]/[.J39])*100" office:value-type="float" office:value="34.9330502231659" calcext:value-type="float">
            <text:p>34.933050223165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3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3936" calcext:value-type="float">
            <text:p>3936</text:p>
          </table:table-cell>
          <table:table-cell table:style-name="ce1" office:value-type="float" office:value="118320" calcext:value-type="float">
            <text:p>118320</text:p>
          </table:table-cell>
          <table:table-cell table:style-name="ce1" office:value-type="float" office:value="48336" calcext:value-type="float">
            <text:p>48336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49880" calcext:value-type="float">
            <text:p>149880</text:p>
          </table:table-cell>
          <table:table-cell office:value-type="float" office:value="54996" calcext:value-type="float">
            <text:p>54996</text:p>
          </table:table-cell>
          <table:table-cell table:formula="of:=([.L40]/[.H40])*100" office:value-type="float" office:value="55.5555555555556" calcext:value-type="float">
            <text:p>55.5555555555556</text:p>
          </table:table-cell>
          <table:table-cell table:formula="of:=([.M40]/[.I40])*100" office:value-type="float" office:value="62.2218532049153" calcext:value-type="float">
            <text:p>62.2218532049153</text:p>
          </table:table-cell>
          <table:table-cell table:formula="of:=([.N40]/[.J40])*100" office:value-type="float" office:value="37.8896023369251" calcext:value-type="float">
            <text:p>37.889602336925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3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3936" calcext:value-type="float">
            <text:p>3936</text:p>
          </table:table-cell>
          <table:table-cell table:style-name="ce1" office:value-type="float" office:value="90136" calcext:value-type="float">
            <text:p>90136</text:p>
          </table:table-cell>
          <table:table-cell table:style-name="ce1" office:value-type="float" office:value="26536" calcext:value-type="float">
            <text:p>26536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105272" calcext:value-type="float">
            <text:p>105272</text:p>
          </table:table-cell>
          <table:table-cell office:value-type="float" office:value="25896" calcext:value-type="float">
            <text:p>25896</text:p>
          </table:table-cell>
          <table:table-cell table:formula="of:=([.L41]/[.H41])*100" office:value-type="float" office:value="55.5555555555556" calcext:value-type="float">
            <text:p>55.5555555555556</text:p>
          </table:table-cell>
          <table:table-cell table:formula="of:=([.M41]/[.I41])*100" office:value-type="float" office:value="61.7735423903859" calcext:value-type="float">
            <text:p>61.7735423903859</text:p>
          </table:table-cell>
          <table:table-cell table:formula="of:=([.N41]/[.J41])*100" office:value-type="float" office:value="28.3623937615" calcext:value-type="float">
            <text:p>28.362393761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3-small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3936" calcext:value-type="float">
            <text:p>3936</text:p>
          </table:table-cell>
          <table:table-cell table:style-name="ce1" office:value-type="float" office:value="416968" calcext:value-type="float">
            <text:p>416968</text:p>
          </table:table-cell>
          <table:table-cell table:style-name="ce1" office:value-type="float" office:value="155284" calcext:value-type="float">
            <text:p>155284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office:value-type="string" calcext:value-type="string">
            <text:p>light</text:p>
          </table:table-cell>
          <table:table-cell office:value-type="float" office:value="4120" calcext:value-type="float">
            <text:p>4120</text:p>
          </table:table-cell>
          <table:table-cell office:value-type="float" office:value="278520" calcext:value-type="float">
            <text:p>278520</text:p>
          </table:table-cell>
          <table:table-cell office:value-type="float" office:value="96568" calcext:value-type="float">
            <text:p>96568</text:p>
          </table:table-cell>
          <table:table-cell table:formula="of:=([.L42]/[.H42])*100" office:value-type="float" office:value="55.5555555555556" calcext:value-type="float">
            <text:p>55.5555555555556</text:p>
          </table:table-cell>
          <table:table-cell table:formula="of:=([.M42]/[.I42])*100" office:value-type="float" office:value="61.4617353694059" calcext:value-type="float">
            <text:p>61.4617353694059</text:p>
          </table:table-cell>
          <table:table-cell table:formula="of:=([.N42]/[.J42])*100" office:value-type="float" office:value="35.646575908809" calcext:value-type="float">
            <text:p>35.6465759088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5-balanc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6296" calcext:value-type="float">
            <text:p>6296</text:p>
          </table:table-cell>
          <table:table-cell table:style-name="ce1" office:value-type="float" office:value="215384" calcext:value-type="float">
            <text:p>215384</text:p>
          </table:table-cell>
          <table:table-cell table:style-name="ce1" office:value-type="float" office:value="84352" calcext:value-type="float">
            <text:p>84352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260512" calcext:value-type="float">
            <text:p>260512</text:p>
          </table:table-cell>
          <table:table-cell office:value-type="float" office:value="92984" calcext:value-type="float">
            <text:p>92984</text:p>
          </table:table-cell>
          <table:table-cell table:formula="of:=([.L43]/[.H43])*100" office:value-type="float" office:value="55.6160653505786" calcext:value-type="float">
            <text:p>55.6160653505786</text:p>
          </table:table-cell>
          <table:table-cell table:formula="of:=([.M43]/[.I43])*100" office:value-type="float" office:value="61.5530016633903" calcext:value-type="float">
            <text:p>61.5530016633903</text:p>
          </table:table-cell>
          <table:table-cell table:formula="of:=([.N43]/[.J43])*100" office:value-type="float" office:value="36.3570959366887" calcext:value-type="float">
            <text:p>36.35709593668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5-fas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6296" calcext:value-type="float">
            <text:p>6296</text:p>
          </table:table-cell>
          <table:table-cell table:style-name="ce1" office:value-type="float" office:value="156096" calcext:value-type="float">
            <text:p>156096</text:p>
          </table:table-cell>
          <table:table-cell table:style-name="ce1" office:value-type="float" office:value="42084" calcext:value-type="float">
            <text:p>42084</text:p>
          </table:table-cell>
          <table:table-cell/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183028" calcext:value-type="float">
            <text:p>183028</text:p>
          </table:table-cell>
          <table:table-cell office:value-type="float" office:value="41808" calcext:value-type="float">
            <text:p>41808</text:p>
          </table:table-cell>
          <table:table-cell table:formula="of:=([.L44]/[.H44])*100" office:value-type="float" office:value="55.6160653505786" calcext:value-type="float">
            <text:p>55.6160653505786</text:p>
          </table:table-cell>
          <table:table-cell table:formula="of:=([.M44]/[.I44])*100" office:value-type="float" office:value="60.8664999467915" calcext:value-type="float">
            <text:p>60.8664999467915</text:p>
          </table:table-cell>
          <table:table-cell table:formula="of:=([.N44]/[.J44])*100" office:value-type="float" office:value="26.1522293949857" calcext:value-type="float">
            <text:p>26.15222939498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rossv1.2-sha3-r-sdpg-5-small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float" office:value="6296" calcext:value-type="float">
            <text:p>6296</text:p>
          </table:table-cell>
          <table:table-cell table:style-name="ce1" office:value-type="float" office:value="577256" calcext:value-type="float">
            <text:p>577256</text:p>
          </table:table-cell>
          <table:table-cell table:style-name="ce1" office:value-type="float" office:value="214100" calcext:value-type="float">
            <text:p>214100</text:p>
          </table:table-cell>
          <table:table-cell/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float" office:value="6536" calcext:value-type="float">
            <text:p>6536</text:p>
          </table:table-cell>
          <table:table-cell office:value-type="float" office:value="461256" calcext:value-type="float">
            <text:p>461256</text:p>
          </table:table-cell>
          <table:table-cell office:value-type="float" office:value="158680" calcext:value-type="float">
            <text:p>158680</text:p>
          </table:table-cell>
          <table:table-cell table:formula="of:=([.L45]/[.H45])*100" office:value-type="string" office:string-value="" calcext:value-type="error">
            <text:p>#DIV/0!</text:p>
          </table:table-cell>
          <table:table-cell table:formula="of:=([.M45]/[.I45])*100" office:value-type="string" office:string-value="" calcext:value-type="error">
            <text:p>#DIV/0!</text:p>
          </table:table-cell>
          <table:table-cell table:formula="of:=([.N45]/[.J45])*100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v2.0-sha3-r-sdp-1-balance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1-fast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1-small</text:p>
          </table:table-cell>
          <table:table-cell office:value-type="string" calcext:value-type="string">
            <text:p>ref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balance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fast</text:p>
          </table:table-cell>
          <table:table-cell office:value-type="string" calcext:value-type="string">
            <text:p>ref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3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5-balance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-5-fast</text:p>
          </table:table-cell>
          <table:table-cell office:value-type="string" calcext:value-type="string">
            <text:p>ref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balance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fast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1-small</text:p>
          </table:table-cell>
          <table:table-cell office:value-type="string" calcext:value-type="string">
            <text:p>ref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balance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fast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3-small</text:p>
          </table:table-cell>
          <table:table-cell office:value-type="string" calcext:value-type="string">
            <text:p>ref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balance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fast</text:p>
          </table:table-cell>
          <table:table-cell office:value-type="string" calcext:value-type="string">
            <text:p>ref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v2.0-sha3-r-sdpg-5-small</text:p>
          </table:table-cell>
          <table:table-cell office:value-type="string" calcext:value-type="string">
            <text:p>re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eed Evalu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mory Evaluation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Key Encapsulation Schemes</text:p>
          </table:table-cell>
          <table:table-cell table:number-columns-repeated="9"/>
          <table:table-cell office:value-type="string" calcext:value-type="string">
            <text:p>\color[HTML]{3531FF} Algo. </text:p>
            <text:p> \&amp; sec.</text:p>
          </table:table-cell>
          <table:table-cell office:value-type="string" calcext:value-type="string">
            <text:p>\color[HTML]{3531FF} Opt.</text:p>
          </table:table-cell>
          <table:table-cell office:value-type="string" calcext:value-type="string">
            <text:p>\color[HTML]{3531FF} CROSS-v2\cite{CROSS_Specification_Doc}</text:p>
          </table:table-cell>
          <table:table-cell table:number-columns-repeated="2"/>
          <table:table-cell office:value-type="string" calcext:value-type="string">
            <text:p>\color[HTML]{3531FF} This work</text:p>
          </table:table-cell>
          <table:table-cell table:number-columns-repeated="2"/>
          <table:table-cell office:value-type="string" calcext:value-type="string">
            <text:p>\color[HTML]{3531FF} Percentage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1"/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/>
        </table:table-row>
        <table:table-row table:style-name="ro1">
          <table:table-cell office:value-type="string" calcext:value-type="string">
            <text:p>Hashing Evaluation</text:p>
          </table:table-cell>
          <table:table-cell table:number-columns-repeated="10"/>
          <table:table-cell office:value-type="string" calcext:value-type="string">
            <text:p>\color[HTML]{CB0000} \mathtt{bal.}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office:value-type="float" office:value="1104" calcext:value-type="float">
            <text:p>1104</text:p>
          </table:table-cell>
          <table:table-cell office:value-type="float" office:value="133240" calcext:value-type="float">
            <text:p>133240</text:p>
          </table:table-cell>
          <table:table-cell office:value-type="float" office:value="36208" calcext:value-type="float">
            <text:p>36208</text:p>
          </table:table-cell>
          <table:table-cell table:style-name="ce2" table:formula="of:=100 - (([.P69]/[.M69])*100)" office:value-type="float" office:value="86.3905325443787" calcext:value-type="float">
            <text:p>86.39</text:p>
          </table:table-cell>
          <table:table-cell table:style-name="ce2" table:formula="of:=100 - (([.Q69]/[.N69])*100)" office:value-type="float" office:value="36.552380952381" calcext:value-type="float">
            <text:p>36.55</text:p>
          </table:table-cell>
          <table:table-cell table:style-name="ce2" table:formula="of:=100 - (([.R69]/[.O69])*100)" office:value-type="float" office:value="68.0028278543655" calcext:value-type="float">
            <text:p>68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9"/>
          <table:table-cell office:value-type="string" calcext:value-type="string">
            <text:p>\color[HTML]{036400} \mathtt{RSDP} 1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office:value-type="float" office:value="1104" calcext:value-type="float">
            <text:p>1104</text:p>
          </table:table-cell>
          <table:table-cell office:value-type="float" office:value="74392" calcext:value-type="float">
            <text:p>74392</text:p>
          </table:table-cell>
          <table:table-cell office:value-type="float" office:value="14760" calcext:value-type="float">
            <text:p>14760</text:p>
          </table:table-cell>
          <table:table-cell table:style-name="ce2" table:formula="of:=100 - (([.P70]/[.M70])*100)" office:value-type="float" office:value="86.3905325443787" calcext:value-type="float">
            <text:p>86.39</text:p>
          </table:table-cell>
          <table:table-cell table:style-name="ce2" table:formula="of:=100 - (([.Q70]/[.N70])*100)" office:value-type="float" office:value="35.9793459552496" calcext:value-type="float">
            <text:p>35.98</text:p>
          </table:table-cell>
          <table:table-cell table:style-name="ce2" table:formula="of:=100 - (([.R70]/[.O70])*100)" office:value-type="float" office:value="73.9700902934537" calcext:value-type="float">
            <text:p>73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0"/>
          <table:table-cell office:value-type="string" calcext:value-type="string">
            <text:p>\color[HTML]{680100} \mathtt{small}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office:value-type="float" office:value="1104" calcext:value-type="float">
            <text:p>1104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08" calcext:value-type="float">
            <text:p>67008</text:p>
          </table:table-cell>
          <table:table-cell table:style-name="ce2" table:formula="of:=100 - (([.P71]/[.M71])*100)" office:value-type="float" office:value="86.3905325443787" calcext:value-type="float">
            <text:p>86.39</text:p>
          </table:table-cell>
          <table:table-cell table:style-name="ce2" table:formula="of:=100 - (([.Q71]/[.N71])*100)" office:value-type="float" office:value="37.2050196495358" calcext:value-type="float">
            <text:p>37.21</text:p>
          </table:table-cell>
          <table:table-cell table:style-name="ce2" table:formula="of:=100 - (([.R71]/[.O71])*100)" office:value-type="float" office:value="70.0611216356293" calcext:value-type="float">
            <text:p>70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ze Evaluation</text:p>
          </table:table-cell>
          <table:table-cell table:number-columns-repeated="10"/>
          <table:table-cell office:value-type="string" calcext:value-type="string">
            <text:p>\color[HTML]{CB0000} \mathtt{bal.}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office:value-type="float" office:value="1240" calcext:value-type="float">
            <text:p>1240</text:p>
          </table:table-cell>
          <table:table-cell office:value-type="float" office:value="292616" calcext:value-type="float">
            <text:p>292616</text:p>
          </table:table-cell>
          <table:table-cell office:value-type="float" office:value="77920" calcext:value-type="float">
            <text:p>77920</text:p>
          </table:table-cell>
          <table:table-cell table:style-name="ce2" table:formula="of:=100 - (([.P72]/[.M72])*100)" office:value-type="float" office:value="92.6365795724466" calcext:value-type="float">
            <text:p>92.64</text:p>
          </table:table-cell>
          <table:table-cell table:style-name="ce2" table:formula="of:=100 - (([.Q72]/[.N72])*100)" office:value-type="float" office:value="36.8512827595732" calcext:value-type="float">
            <text:p>36.85</text:p>
          </table:table-cell>
          <table:table-cell table:style-name="ce2" table:formula="of:=100 - (([.R72]/[.O72])*100)" office:value-type="float" office:value="68.6655514090851" calcext:value-type="float">
            <text:p>6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9"/>
          <table:table-cell office:value-type="string" calcext:value-type="string">
            <text:p>\color[HTML]{036400} \mathtt{RSDP} 3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office:value-type="float" office:value="1240" calcext:value-type="float">
            <text:p>1240</text:p>
          </table:table-cell>
          <table:table-cell office:value-type="float" office:value="163504" calcext:value-type="float">
            <text:p>163504</text:p>
          </table:table-cell>
          <table:table-cell office:value-type="float" office:value="29952" calcext:value-type="float">
            <text:p>29952</text:p>
          </table:table-cell>
          <table:table-cell table:style-name="ce2" table:formula="of:=100 - (([.P73]/[.M73])*100)" office:value-type="float" office:value="92.6365795724466" calcext:value-type="float">
            <text:p>92.64</text:p>
          </table:table-cell>
          <table:table-cell table:style-name="ce2" table:formula="of:=100 - (([.Q73]/[.N73])*100)" office:value-type="float" office:value="36.6184953172487" calcext:value-type="float">
            <text:p>36.62</text:p>
          </table:table-cell>
          <table:table-cell table:style-name="ce2" table:formula="of:=100 - (([.R73]/[.O73])*100)" office:value-type="float" office:value="75.9661060469893" calcext:value-type="float">
            <text:p>75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0"/>
          <table:table-cell office:value-type="string" calcext:value-type="string">
            <text:p>\color[HTML]{680100} 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40" calcext:value-type="float">
            <text:p>1240</text:p>
          </table:table-cell>
          <table:table-cell office:value-type="float" office:value="436432" calcext:value-type="float">
            <text:p>436432</text:p>
          </table:table-cell>
          <table:table-cell office:value-type="float" office:value="111784" calcext:value-type="float">
            <text:p>111784</text:p>
          </table:table-cell>
          <table:table-cell table:style-name="ce2" table:formula="of:=100 - (([.P74]/[.M74])*100)" office:value-type="string" office:string-value="" calcext:value-type="error">
            <text:p>#VALUE!</text:p>
          </table:table-cell>
          <table:table-cell table:style-name="ce2" table:formula="of:=100 - (([.Q74]/[.N74])*100)" office:value-type="string" office:string-value="" calcext:value-type="error">
            <text:p>#VALUE!</text:p>
          </table:table-cell>
          <table:table-cell table:style-name="ce2" table:formula="of:=100 - (([.R74]/[.O74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CB0000} \mathtt{bal.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84" calcext:value-type="float">
            <text:p>1384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44" calcext:value-type="float">
            <text:p>135944</text:p>
          </table:table-cell>
          <table:table-cell table:style-name="ce2" table:formula="of:=100 - (([.P75]/[.M75])*100)" office:value-type="string" office:string-value="" calcext:value-type="error">
            <text:p>#VALUE!</text:p>
          </table:table-cell>
          <table:table-cell table:style-name="ce2" table:formula="of:=100 - (([.Q75]/[.N75])*100)" office:value-type="string" office:string-value="" calcext:value-type="error">
            <text:p>#VALUE!</text:p>
          </table:table-cell>
          <table:table-cell table:style-name="ce2" table:formula="of:=100 - (([.R75]/[.O75])*100)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} 5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office:value-type="float" office:value="1384" calcext:value-type="float">
            <text:p>1384</text:p>
          </table:table-cell>
          <table:table-cell office:value-type="float" office:value="292256" calcext:value-type="float">
            <text:p>292256</text:p>
          </table:table-cell>
          <table:table-cell office:value-type="float" office:value="51496" calcext:value-type="float">
            <text:p>51496</text:p>
          </table:table-cell>
          <table:table-cell table:style-name="ce2" table:formula="of:=100 - (([.P76]/[.M76])*100)" office:value-type="float" office:value="95.3281123413449" calcext:value-type="float">
            <text:p>95.33</text:p>
          </table:table-cell>
          <table:table-cell table:style-name="ce2" table:formula="of:=100 - (([.Q76]/[.N76])*100)" office:value-type="float" office:value="36.8788444260142" calcext:value-type="float">
            <text:p>36.88</text:p>
          </table:table-cell>
          <table:table-cell table:style-name="ce2" table:formula="of:=100 - (([.R76]/[.O76])*100)" office:value-type="float" office:value="76.8478221774629" calcext:value-type="float">
            <text:p>76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680100} \mathtt{small}</text:p>
          </table:table-cell>
          <table:table-cell table:number-columns-repeated="6" office:value-type="string" calcext:value-type="string">
            <text:p>-</text:p>
          </table:table-cell>
          <table:table-cell table:style-name="ce2" table:formula="of:=100 - (([.P77]/[.M77])*100)" office:value-type="string" office:string-value="" calcext:value-type="error">
            <text:p>#VALUE!</text:p>
          </table:table-cell>
          <table:table-cell table:style-name="ce2" table:formula="of:=100 - (([.Q77]/[.N77])*100)" office:value-type="string" office:string-value="" calcext:value-type="error">
            <text:p>#VALUE!</text:p>
          </table:table-cell>
          <table:table-cell table:style-name="ce2" table:formula="of:=100 - (([.R77]/[.O77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\color[HTML]{CB0000} \mathtt{bal.}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office:value-type="float" office:value="2480" calcext:value-type="float">
            <text:p>2480</text:p>
          </table:table-cell>
          <table:table-cell office:value-type="float" office:value="97128" calcext:value-type="float">
            <text:p>97128</text:p>
          </table:table-cell>
          <table:table-cell office:value-type="float" office:value="34640" calcext:value-type="float">
            <text:p>34640</text:p>
          </table:table-cell>
          <table:table-cell table:style-name="ce2" table:formula="of:=100 - (([.P78]/[.M78])*100)" office:value-type="float" office:value="37.246963562753" calcext:value-type="float">
            <text:p>37.25</text:p>
          </table:table-cell>
          <table:table-cell table:style-name="ce2" table:formula="of:=100 - (([.Q78]/[.N78])*100)" office:value-type="float" office:value="38.0118451955478" calcext:value-type="float">
            <text:p>38.01</text:p>
          </table:table-cell>
          <table:table-cell table:style-name="ce2" table:formula="of:=100 - (([.R78]/[.O78])*100)" office:value-type="float" office:value="63.2879732078511" calcext:value-type="float">
            <text:p>63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1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office:value-type="float" office:value="2480" calcext:value-type="float">
            <text:p>2480</text:p>
          </table:table-cell>
          <table:table-cell office:value-type="float" office:value="48472" calcext:value-type="float">
            <text:p>48472</text:p>
          </table:table-cell>
          <table:table-cell office:value-type="float" office:value="12744" calcext:value-type="float">
            <text:p>12744</text:p>
          </table:table-cell>
          <table:table-cell table:style-name="ce2" table:formula="of:=100 - (([.P79]/[.M79])*100)" office:value-type="float" office:value="37.246963562753" calcext:value-type="float">
            <text:p>37.25</text:p>
          </table:table-cell>
          <table:table-cell table:style-name="ce2" table:formula="of:=100 - (([.Q79]/[.N79])*100)" office:value-type="float" office:value="37.6453637954101" calcext:value-type="float">
            <text:p>37.65</text:p>
          </table:table-cell>
          <table:table-cell table:style-name="ce2" table:formula="of:=100 - (([.R79]/[.O79])*100)" office:value-type="float" office:value="69.7665591193775" calcext:value-type="float">
            <text:p>69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office:value-type="float" office:value="2480" calcext:value-type="float">
            <text:p>2480</text:p>
          </table:table-cell>
          <table:table-cell office:value-type="float" office:value="189664" calcext:value-type="float">
            <text:p>189664</text:p>
          </table:table-cell>
          <table:table-cell office:value-type="float" office:value="64492" calcext:value-type="float">
            <text:p>64492</text:p>
          </table:table-cell>
          <table:table-cell table:style-name="ce2" table:formula="of:=100 - (([.P80]/[.M80])*100)" office:value-type="float" office:value="37.246963562753" calcext:value-type="float">
            <text:p>37.25</text:p>
          </table:table-cell>
          <table:table-cell table:style-name="ce2" table:formula="of:=100 - (([.Q80]/[.N80])*100)" office:value-type="float" office:value="38.7374350758418" calcext:value-type="float">
            <text:p>38.74</text:p>
          </table:table-cell>
          <table:table-cell table:style-name="ce2" table:formula="of:=100 - (([.R80]/[.O80])*100)" office:value-type="float" office:value="65.0669497768341" calcext:value-type="float">
            <text:p>65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\color[HTML]{CB0000} \mathtt{bal.}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office:value-type="float" office:value="4120" calcext:value-type="float">
            <text:p>4120</text:p>
          </table:table-cell>
          <table:table-cell office:value-type="float" office:value="149880" calcext:value-type="float">
            <text:p>149880</text:p>
          </table:table-cell>
          <table:table-cell office:value-type="float" office:value="54996" calcext:value-type="float">
            <text:p>54996</text:p>
          </table:table-cell>
          <table:table-cell table:style-name="ce2" table:formula="of:=100 - (([.P81]/[.M81])*100)" office:value-type="float" office:value="44.4444444444444" calcext:value-type="float">
            <text:p>44.44</text:p>
          </table:table-cell>
          <table:table-cell table:style-name="ce2" table:formula="of:=100 - (([.Q81]/[.N81])*100)" office:value-type="float" office:value="37.7781467950847" calcext:value-type="float">
            <text:p>37.78</text:p>
          </table:table-cell>
          <table:table-cell table:style-name="ce2" table:formula="of:=100 - (([.R81]/[.O81])*100)" office:value-type="float" office:value="62.1103976630749" calcext:value-type="float">
            <text:p>62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3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office:value-type="float" office:value="4120" calcext:value-type="float">
            <text:p>4120</text:p>
          </table:table-cell>
          <table:table-cell office:value-type="float" office:value="105272" calcext:value-type="float">
            <text:p>105272</text:p>
          </table:table-cell>
          <table:table-cell office:value-type="float" office:value="25896" calcext:value-type="float">
            <text:p>25896</text:p>
          </table:table-cell>
          <table:table-cell table:style-name="ce2" table:formula="of:=100 - (([.P82]/[.M82])*100)" office:value-type="float" office:value="44.4444444444444" calcext:value-type="float">
            <text:p>44.44</text:p>
          </table:table-cell>
          <table:table-cell table:style-name="ce2" table:formula="of:=100 - (([.Q82]/[.N82])*100)" office:value-type="float" office:value="38.2264576096141" calcext:value-type="float">
            <text:p>38.23</text:p>
          </table:table-cell>
          <table:table-cell table:style-name="ce2" table:formula="of:=100 - (([.R82]/[.O82])*100)" office:value-type="float" office:value="71.6376062385" calcext:value-type="float">
            <text:p>71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office:value-type="float" office:value="4120" calcext:value-type="float">
            <text:p>4120</text:p>
          </table:table-cell>
          <table:table-cell office:value-type="float" office:value="278520" calcext:value-type="float">
            <text:p>278520</text:p>
          </table:table-cell>
          <table:table-cell office:value-type="float" office:value="96568" calcext:value-type="float">
            <text:p>96568</text:p>
          </table:table-cell>
          <table:table-cell table:style-name="ce2" table:formula="of:=100 - (([.P83]/[.M83])*100)" office:value-type="float" office:value="44.4444444444444" calcext:value-type="float">
            <text:p>44.44</text:p>
          </table:table-cell>
          <table:table-cell table:style-name="ce2" table:formula="of:=100 - (([.Q83]/[.N83])*100)" office:value-type="float" office:value="38.5382646305941" calcext:value-type="float">
            <text:p>38.54</text:p>
          </table:table-cell>
          <table:table-cell table:style-name="ce2" table:formula="of:=100 - (([.R83]/[.O83])*100)" office:value-type="float" office:value="64.353424091191" calcext:value-type="float">
            <text:p>64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office:value-type="float" office:value="6536" calcext:value-type="float">
            <text:p>6536</text:p>
          </table:table-cell>
          <table:table-cell office:value-type="float" office:value="260512" calcext:value-type="float">
            <text:p>260512</text:p>
          </table:table-cell>
          <table:table-cell office:value-type="float" office:value="92984" calcext:value-type="float">
            <text:p>92984</text:p>
          </table:table-cell>
          <table:table-cell table:style-name="ce2" table:formula="of:=100 - (([.P84]/[.M84])*100)" office:value-type="float" office:value="44.3839346494214" calcext:value-type="float">
            <text:p>44.38</text:p>
          </table:table-cell>
          <table:table-cell table:style-name="ce2" table:formula="of:=100 - (([.Q84]/[.N84])*100)" office:value-type="float" office:value="38.4469983366097" calcext:value-type="float">
            <text:p>38.45</text:p>
          </table:table-cell>
          <table:table-cell table:style-name="ce2" table:formula="of:=100 - (([.R84]/[.O84])*100)" office:value-type="float" office:value="63.6429040633113" calcext:value-type="float">
            <text:p>6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5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office:value-type="float" office:value="6536" calcext:value-type="float">
            <text:p>6536</text:p>
          </table:table-cell>
          <table:table-cell office:value-type="float" office:value="183028" calcext:value-type="float">
            <text:p>183028</text:p>
          </table:table-cell>
          <table:table-cell office:value-type="float" office:value="41808" calcext:value-type="float">
            <text:p>41808</text:p>
          </table:table-cell>
          <table:table-cell table:style-name="ce2" table:formula="of:=100 - (([.P85]/[.M85])*100)" office:value-type="float" office:value="44.3839346494214" calcext:value-type="float">
            <text:p>44.38</text:p>
          </table:table-cell>
          <table:table-cell table:style-name="ce2" table:formula="of:=100 - (([.Q85]/[.N85])*100)" office:value-type="float" office:value="39.1335000532085" calcext:value-type="float">
            <text:p>39.13</text:p>
          </table:table-cell>
          <table:table-cell table:style-name="ce2" table:formula="of:=100 - (([.R85]/[.O85])*100)" office:value-type="float" office:value="73.8477706050143" calcext:value-type="float">
            <text:p>73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680100} 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36" calcext:value-type="float">
            <text:p>6536</text:p>
          </table:table-cell>
          <table:table-cell office:value-type="float" office:value="461256" calcext:value-type="float">
            <text:p>461256</text:p>
          </table:table-cell>
          <table:table-cell office:value-type="float" office:value="158680" calcext:value-type="float">
            <text:p>158680</text:p>
          </table:table-cell>
          <table:table-cell table:style-name="ce2" table:formula="of:=100 - (([.P86]/[.M86])*100)" office:value-type="string" office:string-value="" calcext:value-type="error">
            <text:p>#VALUE!</text:p>
          </table:table-cell>
          <table:table-cell table:style-name="ce2" table:formula="of:=100 - (([.Q86]/[.N86])*100)" office:value-type="string" office:string-value="" calcext:value-type="error">
            <text:p>#VALUE!</text:p>
          </table:table-cell>
          <table:table-cell table:style-name="ce2" table:formula="of:=100 - (([.R86]/[.O86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2">
          <table:table-cell table:number-columns-repeated="10"/>
          <table:table-cell office:value-type="string" calcext:value-type="string">
            <text:p>\color[HTML]{3531FF} Algo. </text:p>
            <text:p> \&amp; sec.</text:p>
          </table:table-cell>
          <table:table-cell office:value-type="string" calcext:value-type="string">
            <text:p>\color[HTML]{3531FF} Opt.</text:p>
          </table:table-cell>
          <table:table-cell office:value-type="string" calcext:value-type="string">
            <text:p>\color[HTML]{3531FF} CROSS-v2\cite{CROSS_Specification_Doc}</text:p>
          </table:table-cell>
          <table:table-cell table:number-columns-repeated="2"/>
          <table:table-cell office:value-type="string" calcext:value-type="string">
            <text:p>\color[HTML]{3531FF} This work</text:p>
          </table:table-cell>
          <table:table-cell table:number-columns-repeated="2"/>
          <table:table-cell office:value-type="string" calcext:value-type="string">
            <text:p>\color[HTML]{3531FF} Percentage chang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 office:value-type="string" calcext:value-type="string">
            <text:p>\color[HTML]{3531FF} KG</text:p>
          </table:table-cell>
          <table:table-cell office:value-type="string" calcext:value-type="string">
            <text:p>\color[HTML]{3531FF} Sign</text:p>
          </table:table-cell>
          <table:table-cell office:value-type="string" calcext:value-type="string">
            <text:p>\color[HTML]{3531FF} Verify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color[HTML]{FD6864} \mathtt{fast}</text:p>
          </table:table-cell>
          <table:table-cell office:value-type="float" office:value="8112" calcext:value-type="float">
            <text:p>8112</text:p>
          </table:table-cell>
          <table:table-cell office:value-type="float" office:value="116200" calcext:value-type="float">
            <text:p>116200</text:p>
          </table:table-cell>
          <table:table-cell office:value-type="float" office:value="56704" calcext:value-type="float">
            <text:p>56704</text:p>
          </table:table-cell>
          <table:table-cell office:value-type="float" office:value="1104" calcext:value-type="float">
            <text:p>1104</text:p>
          </table:table-cell>
          <table:table-cell office:value-type="float" office:value="74392" calcext:value-type="float">
            <text:p>74392</text:p>
          </table:table-cell>
          <table:table-cell office:value-type="float" office:value="14760" calcext:value-type="float">
            <text:p>1476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} 1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8112" calcext:value-type="float">
            <text:p>8112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3160" calcext:value-type="float">
            <text:p>113160</text:p>
          </table:table-cell>
          <table:table-cell office:value-type="float" office:value="1104" calcext:value-type="float">
            <text:p>1104</text:p>
          </table:table-cell>
          <table:table-cell office:value-type="float" office:value="133240" calcext:value-type="float">
            <text:p>133240</text:p>
          </table:table-cell>
          <table:table-cell office:value-type="float" office:value="36208" calcext:value-type="float">
            <text:p>3620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office:value-type="float" office:value="8112" calcext:value-type="float">
            <text:p>8112</text:p>
          </table:table-cell>
          <table:table-cell office:value-type="float" office:value="421384" calcext:value-type="float">
            <text:p>421384</text:p>
          </table:table-cell>
          <table:table-cell office:value-type="float" office:value="223816" calcext:value-type="float">
            <text:p>223816</text:p>
          </table:table-cell>
          <table:table-cell office:value-type="float" office:value="1104" calcext:value-type="float">
            <text:p>1104</text:p>
          </table:table-cell>
          <table:table-cell office:value-type="float" office:value="264608" calcext:value-type="float">
            <text:p>264608</text:p>
          </table:table-cell>
          <table:table-cell office:value-type="float" office:value="67008" calcext:value-type="float">
            <text:p>6700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FD6864} \mathtt{fast}</text:p>
          </table:table-cell>
          <table:table-cell office:value-type="float" office:value="16840" calcext:value-type="float">
            <text:p>16840</text:p>
          </table:table-cell>
          <table:table-cell office:value-type="float" office:value="257968" calcext:value-type="float">
            <text:p>257968</text:p>
          </table:table-cell>
          <table:table-cell office:value-type="float" office:value="124624" calcext:value-type="float">
            <text:p>124624</text:p>
          </table:table-cell>
          <table:table-cell office:value-type="float" office:value="1240" calcext:value-type="float">
            <text:p>1240</text:p>
          </table:table-cell>
          <table:table-cell office:value-type="float" office:value="163504" calcext:value-type="float">
            <text:p>163504</text:p>
          </table:table-cell>
          <table:table-cell office:value-type="float" office:value="29952" calcext:value-type="float">
            <text:p>2995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} 3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16840" calcext:value-type="float">
            <text:p>16840</text:p>
          </table:table-cell>
          <table:table-cell office:value-type="float" office:value="463376" calcext:value-type="float">
            <text:p>463376</text:p>
          </table:table-cell>
          <table:table-cell office:value-type="float" office:value="248672" calcext:value-type="float">
            <text:p>248672</text:p>
          </table:table-cell>
          <table:table-cell office:value-type="float" office:value="1240" calcext:value-type="float">
            <text:p>1240</text:p>
          </table:table-cell>
          <table:table-cell office:value-type="float" office:value="292616" calcext:value-type="float">
            <text:p>292616</text:p>
          </table:table-cell>
          <table:table-cell office:value-type="float" office:value="77920" calcext:value-type="float">
            <text:p>7792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40" calcext:value-type="float">
            <text:p>1240</text:p>
          </table:table-cell>
          <table:table-cell office:value-type="float" office:value="29952" calcext:value-type="float">
            <text:p>29952</text:p>
          </table:table-cell>
          <table:table-cell office:value-type="float" office:value="157796" calcext:value-type="float">
            <text:p>1577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29624" calcext:value-type="float">
            <text:p>29624</text:p>
          </table:table-cell>
          <table:table-cell office:value-type="float" office:value="463008" calcext:value-type="float">
            <text:p>463008</text:p>
          </table:table-cell>
          <table:table-cell office:value-type="float" office:value="222424" calcext:value-type="float">
            <text:p>222424</text:p>
          </table:table-cell>
          <table:table-cell office:value-type="float" office:value="1384" calcext:value-type="float">
            <text:p>1384</text:p>
          </table:table-cell>
          <table:table-cell office:value-type="float" office:value="292256" calcext:value-type="float">
            <text:p>292256</text:p>
          </table:table-cell>
          <table:table-cell office:value-type="float" office:value="51496" calcext:value-type="float">
            <text:p>514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} 5</text:p>
          </table:table-cell>
          <table:table-cell office:value-type="string" calcext:value-type="string">
            <text:p>\color[HTML]{CB0000} \mathtt{bal.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84" calcext:value-type="float">
            <text:p>1384</text:p>
          </table:table-cell>
          <table:table-cell office:value-type="float" office:value="520504" calcext:value-type="float">
            <text:p>520504</text:p>
          </table:table-cell>
          <table:table-cell office:value-type="float" office:value="135944" calcext:value-type="float">
            <text:p>1359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680100} \mathtt{small}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FD6864} \mathtt{fast}</text:p>
          </table:table-cell>
          <table:table-cell office:value-type="float" office:value="3952" calcext:value-type="float">
            <text:p>3952</text:p>
          </table:table-cell>
          <table:table-cell office:value-type="float" office:value="77736" calcext:value-type="float">
            <text:p>77736</text:p>
          </table:table-cell>
          <table:table-cell office:value-type="float" office:value="42152" calcext:value-type="float">
            <text:p>42152</text:p>
          </table:table-cell>
          <table:table-cell office:value-type="float" office:value="2480" calcext:value-type="float">
            <text:p>2480</text:p>
          </table:table-cell>
          <table:table-cell office:value-type="float" office:value="48472" calcext:value-type="float">
            <text:p>48472</text:p>
          </table:table-cell>
          <table:table-cell office:value-type="float" office:value="12744" calcext:value-type="float">
            <text:p>127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1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3952" calcext:value-type="float">
            <text:p>3952</text:p>
          </table:table-cell>
          <table:table-cell office:value-type="float" office:value="156688" calcext:value-type="float">
            <text:p>156688</text:p>
          </table:table-cell>
          <table:table-cell office:value-type="float" office:value="94356" calcext:value-type="float">
            <text:p>94356</text:p>
          </table:table-cell>
          <table:table-cell office:value-type="float" office:value="2480" calcext:value-type="float">
            <text:p>2480</text:p>
          </table:table-cell>
          <table:table-cell office:value-type="float" office:value="97128" calcext:value-type="float">
            <text:p>97128</text:p>
          </table:table-cell>
          <table:table-cell office:value-type="float" office:value="34640" calcext:value-type="float">
            <text:p>3464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office:value-type="float" office:value="3952" calcext:value-type="float">
            <text:p>3952</text:p>
          </table:table-cell>
          <table:table-cell office:value-type="float" office:value="309592" calcext:value-type="float">
            <text:p>309592</text:p>
          </table:table-cell>
          <table:table-cell office:value-type="float" office:value="184616" calcext:value-type="float">
            <text:p>184616</text:p>
          </table:table-cell>
          <table:table-cell office:value-type="float" office:value="2480" calcext:value-type="float">
            <text:p>2480</text:p>
          </table:table-cell>
          <table:table-cell office:value-type="float" office:value="189664" calcext:value-type="float">
            <text:p>189664</text:p>
          </table:table-cell>
          <table:table-cell office:value-type="string" calcext:value-type="string">
            <text:p>64492c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FD6864} \mathtt{fast}</text:p>
          </table:table-cell>
          <table:table-cell office:value-type="float" office:value="7416" calcext:value-type="float">
            <text:p>7416</text:p>
          </table:table-cell>
          <table:table-cell office:value-type="float" office:value="170416" calcext:value-type="float">
            <text:p>170416</text:p>
          </table:table-cell>
          <table:table-cell office:value-type="float" office:value="91304" calcext:value-type="float">
            <text:p>91304</text:p>
          </table:table-cell>
          <table:table-cell office:value-type="float" office:value="4120" calcext:value-type="float">
            <text:p>4120</text:p>
          </table:table-cell>
          <table:table-cell office:value-type="float" office:value="105272" calcext:value-type="float">
            <text:p>105272</text:p>
          </table:table-cell>
          <table:table-cell office:value-type="float" office:value="25896" calcext:value-type="float">
            <text:p>258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3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7416" calcext:value-type="float">
            <text:p>7416</text:p>
          </table:table-cell>
          <table:table-cell office:value-type="float" office:value="240880" calcext:value-type="float">
            <text:p>240880</text:p>
          </table:table-cell>
          <table:table-cell office:value-type="float" office:value="145148" calcext:value-type="float">
            <text:p>145148</text:p>
          </table:table-cell>
          <table:table-cell office:value-type="float" office:value="4120" calcext:value-type="float">
            <text:p>4120</text:p>
          </table:table-cell>
          <table:table-cell office:value-type="float" office:value="149880" calcext:value-type="float">
            <text:p>149880</text:p>
          </table:table-cell>
          <table:table-cell office:value-type="float" office:value="54996" calcext:value-type="float">
            <text:p>5499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\color[HTML]{680100} \mathtt{small}</text:p>
          </table:table-cell>
          <table:table-cell office:value-type="float" office:value="7416" calcext:value-type="float">
            <text:p>7416</text:p>
          </table:table-cell>
          <table:table-cell office:value-type="float" office:value="453160" calcext:value-type="float">
            <text:p>453160</text:p>
          </table:table-cell>
          <table:table-cell office:value-type="float" office:value="270904" calcext:value-type="float">
            <text:p>270904</text:p>
          </table:table-cell>
          <table:table-cell office:value-type="float" office:value="4120" calcext:value-type="float">
            <text:p>4120</text:p>
          </table:table-cell>
          <table:table-cell office:value-type="float" office:value="278520" calcext:value-type="float">
            <text:p>278520</text:p>
          </table:table-cell>
          <table:table-cell office:value-type="float" office:value="96568" calcext:value-type="float">
            <text:p>965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FD6864} \mathtt{fast}</text:p>
          </table:table-cell>
          <table:table-cell office:value-type="float" office:value="11752" calcext:value-type="float">
            <text:p>11752</text:p>
          </table:table-cell>
          <table:table-cell office:value-type="float" office:value="300704" calcext:value-type="float">
            <text:p>300704</text:p>
          </table:table-cell>
          <table:table-cell office:value-type="float" office:value="159864" calcext:value-type="float">
            <text:p>159864</text:p>
          </table:table-cell>
          <table:table-cell office:value-type="float" office:value="6536" calcext:value-type="float">
            <text:p>6536</text:p>
          </table:table-cell>
          <table:table-cell office:value-type="float" office:value="183028" calcext:value-type="float">
            <text:p>183028</text:p>
          </table:table-cell>
          <table:table-cell office:value-type="float" office:value="41808" calcext:value-type="float">
            <text:p>4180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 \mathtt{RSDPG} 5</text:p>
          </table:table-cell>
          <table:table-cell office:value-type="string" calcext:value-type="string">
            <text:p>\color[HTML]{CB0000} \mathtt{bal.}</text:p>
          </table:table-cell>
          <table:table-cell office:value-type="float" office:value="11752" calcext:value-type="float">
            <text:p>11752</text:p>
          </table:table-cell>
          <table:table-cell office:value-type="float" office:value="423232" calcext:value-type="float">
            <text:p>423232</text:p>
          </table:table-cell>
          <table:table-cell office:value-type="float" office:value="255752" calcext:value-type="float">
            <text:p>255752</text:p>
          </table:table-cell>
          <table:table-cell office:value-type="float" office:value="6536" calcext:value-type="float">
            <text:p>6536</text:p>
          </table:table-cell>
          <table:table-cell office:value-type="float" office:value="278520" calcext:value-type="float">
            <text:p>278520</text:p>
          </table:table-cell>
          <table:table-cell office:value-type="float" office:value="92984" calcext:value-type="float">
            <text:p>929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\color[HTML]{036400}</text:p>
          </table:table-cell>
          <table:table-cell office:value-type="string" calcext:value-type="string">
            <text:p>\color[HTML]{680100} 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536" calcext:value-type="float">
            <text:p>6536</text:p>
          </table:table-cell>
          <table:table-cell office:value-type="float" office:value="461256" calcext:value-type="float">
            <text:p>461256</text:p>
          </table:table-cell>
          <table:table-cell office:value-type="float" office:value="158680" calcext:value-type="float">
            <text:p>158680</text:p>
          </table:table-cell>
          <table:table-cell table:number-columns-repeated="4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10"/>
          <table:table-cell table:style-name="ce4" office:value-type="string" calcext:value-type="string">
            <text:p>CROSSv1.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10"/>
          <table:table-cell table:style-name="ce6" office:value-type="string" calcext:value-type="string">
            <text:p>Algo. &amp;</text:p>
            <text:p>Sec.</text:p>
          </table:table-cell>
          <table:table-cell table:style-name="ce6" office:value-type="string" calcext:value-type="string">
            <text:p><text:s/>Opt.</text:p>
          </table:table-cell>
          <table:table-cell table:style-name="ce6" office:value-type="string" calcext:value-type="string" table:number-columns-spanned="3" table:number-rows-spanned="1">
            <text:p>CROSS-v1.2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his work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eduction (%)</text:p>
          </table:table-cell>
          <table:covered-table-cell table:number-columns-repeated="2" table:style-name="ce6"/>
          <table:table-cell/>
        </table:table-row>
        <table:table-row table:style-name="ro1">
          <table:table-cell table:number-columns-repeated="1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Verify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office:value-type="float" office:value="7984" calcext:value-type="float">
            <text:p>7984</text:p>
          </table:table-cell>
          <table:table-cell office:value-type="float" office:value="203436" calcext:value-type="float">
            <text:p>203436</text:p>
          </table:table-cell>
          <table:table-cell office:value-type="float" office:value="92524" calcext:value-type="float">
            <text:p>92524</text:p>
          </table:table-cell>
          <table:table-cell office:value-type="float" office:value="4232" calcext:value-type="float">
            <text:p>4232</text:p>
          </table:table-cell>
          <table:table-cell office:value-type="float" office:value="99368" calcext:value-type="float">
            <text:p>99368</text:p>
          </table:table-cell>
          <table:table-cell office:value-type="float" office:value="33480" calcext:value-type="float">
            <text:p>33480</text:p>
          </table:table-cell>
          <table:table-cell table:style-name="ce2" table:formula="of:=100 - (([.P121]/[.M121])*100)" office:value-type="float" office:value="46.9939879759519" calcext:value-type="float">
            <text:p>46.99</text:p>
          </table:table-cell>
          <table:table-cell table:style-name="ce2" table:formula="of:=100 - (([.Q121]/[.N121])*100)" office:value-type="float" office:value="51.1551544466073" calcext:value-type="float">
            <text:p>51.16</text:p>
          </table:table-cell>
          <table:table-cell table:style-name="ce2" table:formula="of:=100 - (([.R121]/[.O121])*100)" office:value-type="float" office:value="63.8147939993948" calcext:value-type="float">
            <text:p>6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} 1</text:p>
          </table:table-cell>
          <table:table-cell table:style-name="ce9" office:value-type="string" calcext:value-type="string">
            <text:p>\mathtt{fast}</text:p>
          </table:table-cell>
          <table:table-cell office:value-type="float" office:value="7984" calcext:value-type="float">
            <text:p>7984</text:p>
          </table:table-cell>
          <table:table-cell office:value-type="float" office:value="120416" calcext:value-type="float">
            <text:p>120416</text:p>
          </table:table-cell>
          <table:table-cell office:value-type="float" office:value="58296" calcext:value-type="float">
            <text:p>58296</text:p>
          </table:table-cell>
          <table:table-cell office:value-type="float" office:value="4232" calcext:value-type="float">
            <text:p>4232</text:p>
          </table:table-cell>
          <table:table-cell office:value-type="float" office:value="59136" calcext:value-type="float">
            <text:p>59136</text:p>
          </table:table-cell>
          <table:table-cell office:value-type="float" office:value="15120" calcext:value-type="float">
            <text:p>15120</text:p>
          </table:table-cell>
          <table:table-cell table:style-name="ce2" table:formula="of:=100 - (([.P122]/[.M122])*100)" office:value-type="float" office:value="46.9939879759519" calcext:value-type="float">
            <text:p>46.99</text:p>
          </table:table-cell>
          <table:table-cell table:style-name="ce2" table:formula="of:=100 - (([.Q122]/[.N122])*100)" office:value-type="float" office:value="50.8902471432368" calcext:value-type="float">
            <text:p>50.89</text:p>
          </table:table-cell>
          <table:table-cell table:style-name="ce2" table:formula="of:=100 - (([.R122]/[.O122])*100)" office:value-type="float" office:value="74.0634005763689" calcext:value-type="float">
            <text:p>74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32" calcext:value-type="float">
            <text:p>4232</text:p>
          </table:table-cell>
          <table:table-cell office:value-type="float" office:value="351800" calcext:value-type="float">
            <text:p>351800</text:p>
          </table:table-cell>
          <table:table-cell office:value-type="float" office:value="108780" calcext:value-type="float">
            <text:p>108780</text:p>
          </table:table-cell>
          <table:table-cell table:style-name="ce2" table:formula="of:=100 - (([.P123]/[.M123])*100)" office:value-type="string" office:string-value="" calcext:value-type="error">
            <text:p>#VALUE!</text:p>
          </table:table-cell>
          <table:table-cell table:style-name="ce2" table:formula="of:=100 - (([.Q123]/[.N123])*100)" office:value-type="string" office:string-value="" calcext:value-type="error">
            <text:p>#VALUE!</text:p>
          </table:table-cell>
          <table:table-cell table:style-name="ce2" table:formula="of:=100 - (([.R123]/[.O123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office:value-type="float" office:value="16616" calcext:value-type="float">
            <text:p>16616</text:p>
          </table:table-cell>
          <table:table-cell office:value-type="float" office:value="471268" calcext:value-type="float">
            <text:p>471268</text:p>
          </table:table-cell>
          <table:table-cell office:value-type="float" office:value="211444" calcext:value-type="float">
            <text:p>211444</text:p>
          </table:table-cell>
          <table:table-cell office:value-type="float" office:value="8352" calcext:value-type="float">
            <text:p>8352</text:p>
          </table:table-cell>
          <table:table-cell office:value-type="float" office:value="227536" calcext:value-type="float">
            <text:p>227536</text:p>
          </table:table-cell>
          <table:table-cell office:value-type="float" office:value="73580" calcext:value-type="float">
            <text:p>73580</text:p>
          </table:table-cell>
          <table:table-cell table:style-name="ce2" table:formula="of:=100 - (([.P124]/[.M124])*100)" office:value-type="float" office:value="49.735194992778" calcext:value-type="float">
            <text:p>49.74</text:p>
          </table:table-cell>
          <table:table-cell table:style-name="ce2" table:formula="of:=100 - (([.Q124]/[.N124])*100)" office:value-type="float" office:value="51.7183428537478" calcext:value-type="float">
            <text:p>51.72</text:p>
          </table:table-cell>
          <table:table-cell table:style-name="ce2" table:formula="of:=100 - (([.R124]/[.O124])*100)" office:value-type="float" office:value="65.2011880214147" calcext:value-type="float">
            <text:p>65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} 3</text:p>
          </table:table-cell>
          <table:table-cell table:style-name="ce9" office:value-type="string" calcext:value-type="string">
            <text:p>\mathtt{fast}</text:p>
          </table:table-cell>
          <table:table-cell office:value-type="float" office:value="16616" calcext:value-type="float">
            <text:p>16616</text:p>
          </table:table-cell>
          <table:table-cell office:value-type="float" office:value="264160" calcext:value-type="float">
            <text:p>264160</text:p>
          </table:table-cell>
          <table:table-cell office:value-type="float" office:value="127024" calcext:value-type="float">
            <text:p>127024</text:p>
          </table:table-cell>
          <table:table-cell office:value-type="float" office:value="8352" calcext:value-type="float">
            <text:p>8352</text:p>
          </table:table-cell>
          <table:table-cell office:value-type="float" office:value="158016" calcext:value-type="float">
            <text:p>158016</text:p>
          </table:table-cell>
          <table:table-cell office:value-type="float" office:value="60936" calcext:value-type="float">
            <text:p>60936</text:p>
          </table:table-cell>
          <table:table-cell table:style-name="ce2" table:formula="of:=100 - (([.P125]/[.M125])*100)" office:value-type="float" office:value="49.735194992778" calcext:value-type="float">
            <text:p>49.74</text:p>
          </table:table-cell>
          <table:table-cell table:style-name="ce2" table:formula="of:=100 - (([.Q125]/[.N125])*100)" office:value-type="float" office:value="40.1817080557238" calcext:value-type="float">
            <text:p>40.18</text:p>
          </table:table-cell>
          <table:table-cell table:style-name="ce2" table:formula="of:=100 - (([.R125]/[.O125])*100)" office:value-type="float" office:value="52.0279632195491" calcext:value-type="float">
            <text:p>5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352" calcext:value-type="float">
            <text:p>8352</text:p>
          </table:table-cell>
          <table:table-cell office:value-type="float" office:value="514128" calcext:value-type="float">
            <text:p>514128</text:p>
          </table:table-cell>
          <table:table-cell office:value-type="float" office:value="157796" calcext:value-type="float">
            <text:p>157796</text:p>
          </table:table-cell>
          <table:table-cell table:style-name="ce2" table:formula="of:=100 - (([.P126]/[.M126])*100)" office:value-type="string" office:string-value="" calcext:value-type="error">
            <text:p>#VALUE!</text:p>
          </table:table-cell>
          <table:table-cell table:style-name="ce2" table:formula="of:=100 - (([.Q126]/[.N126])*100)" office:value-type="string" office:string-value="" calcext:value-type="error">
            <text:p>#VALUE!</text:p>
          </table:table-cell>
          <table:table-cell table:style-name="ce2" table:formula="of:=100 - (([.R126]/[.O126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368" calcext:value-type="float">
            <text:p>14368</text:p>
          </table:table-cell>
          <table:table-cell office:value-type="float" office:value="386672" calcext:value-type="float">
            <text:p>386672</text:p>
          </table:table-cell>
          <table:table-cell office:value-type="float" office:value="121688" calcext:value-type="float">
            <text:p>121688</text:p>
          </table:table-cell>
          <table:table-cell table:style-name="ce2" table:formula="of:=100 - (([.P127]/[.M127])*100)" office:value-type="string" office:string-value="" calcext:value-type="error">
            <text:p>#VALUE!</text:p>
          </table:table-cell>
          <table:table-cell table:style-name="ce2" table:formula="of:=100 - (([.Q127]/[.N127])*100)" office:value-type="string" office:string-value="" calcext:value-type="error">
            <text:p>#VALUE!</text:p>
          </table:table-cell>
          <table:table-cell table:style-name="ce2" table:formula="of:=100 - (([.R127]/[.O127])*100)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} 5</text:p>
          </table:table-cell>
          <table:table-cell table:style-name="ce9" office:value-type="string" calcext:value-type="string">
            <text:p>\mathtt{fast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368" calcext:value-type="float">
            <text:p>14368</text:p>
          </table:table-cell>
          <table:table-cell office:value-type="float" office:value="227864" calcext:value-type="float">
            <text:p>227864</text:p>
          </table:table-cell>
          <table:table-cell office:value-type="float" office:value="51640" calcext:value-type="float">
            <text:p>51640</text:p>
          </table:table-cell>
          <table:table-cell table:style-name="ce2" table:formula="of:=100 - (([.P128]/[.M128])*100)" office:value-type="string" office:string-value="" calcext:value-type="error">
            <text:p>#VALUE!</text:p>
          </table:table-cell>
          <table:table-cell table:style-name="ce2" table:formula="of:=100 - (([.Q128]/[.N128])*100)" office:value-type="string" office:string-value="" calcext:value-type="error">
            <text:p>#VALUE!</text:p>
          </table:table-cell>
          <table:table-cell table:style-name="ce2" table:formula="of:=100 - (([.R128]/[.O128])*100)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100 - (([.P129]/[.M129])*100)" office:value-type="string" office:string-value="" calcext:value-type="error">
            <text:p>#VALUE!</text:p>
          </table:table-cell>
          <table:table-cell table:style-name="ce2" table:formula="of:=100 - (([.Q129]/[.N129])*100)" office:value-type="string" office:string-value="" calcext:value-type="error">
            <text:p>#VALUE!</text:p>
          </table:table-cell>
          <table:table-cell table:style-name="ce2" table:formula="of:=100 - (([.R129]/[.O129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office:value-type="float" office:value="3920" calcext:value-type="float">
            <text:p>3920</text:p>
          </table:table-cell>
          <table:table-cell office:value-type="float" office:value="145484" calcext:value-type="float">
            <text:p>145484</text:p>
          </table:table-cell>
          <table:table-cell office:value-type="float" office:value="71860" calcext:value-type="float">
            <text:p>71860</text:p>
          </table:table-cell>
          <table:table-cell office:value-type="float" office:value="2216" calcext:value-type="float">
            <text:p>2216</text:p>
          </table:table-cell>
          <table:table-cell office:value-type="float" office:value="76856" calcext:value-type="float">
            <text:p>76856</text:p>
          </table:table-cell>
          <table:table-cell office:value-type="float" office:value="31128" calcext:value-type="float">
            <text:p>31128</text:p>
          </table:table-cell>
          <table:table-cell table:style-name="ce2" table:formula="of:=100 - (([.P130]/[.M130])*100)" office:value-type="float" office:value="43.469387755102" calcext:value-type="float">
            <text:p>43.47</text:p>
          </table:table-cell>
          <table:table-cell table:style-name="ce2" table:formula="of:=100 - (([.Q130]/[.N130])*100)" office:value-type="float" office:value="47.1721976299799" calcext:value-type="float">
            <text:p>47.17</text:p>
          </table:table-cell>
          <table:table-cell table:style-name="ce2" table:formula="of:=100 - (([.R130]/[.O130])*100)" office:value-type="float" office:value="56.6824380740328" calcext:value-type="float">
            <text:p>56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G} 1</text:p>
          </table:table-cell>
          <table:table-cell table:style-name="ce9" office:value-type="string" calcext:value-type="string">
            <text:p>\mathtt{fast}</text:p>
          </table:table-cell>
          <table:table-cell office:value-type="float" office:value="3920" calcext:value-type="float">
            <text:p>3920</text:p>
          </table:table-cell>
          <table:table-cell office:value-type="float" office:value="80664" calcext:value-type="float">
            <text:p>80664</text:p>
          </table:table-cell>
          <table:table-cell office:value-type="float" office:value="43568" calcext:value-type="float">
            <text:p>43568</text:p>
          </table:table-cell>
          <table:table-cell office:value-type="float" office:value="2216" calcext:value-type="float">
            <text:p>2216</text:p>
          </table:table-cell>
          <table:table-cell office:value-type="float" office:value="42400" calcext:value-type="float">
            <text:p>42400</text:p>
          </table:table-cell>
          <table:table-cell office:value-type="float" office:value="13344" calcext:value-type="float">
            <text:p>13344</text:p>
          </table:table-cell>
          <table:table-cell table:style-name="ce2" table:formula="of:=100 - (([.P131]/[.M131])*100)" office:value-type="float" office:value="43.469387755102" calcext:value-type="float">
            <text:p>43.47</text:p>
          </table:table-cell>
          <table:table-cell table:style-name="ce2" table:formula="of:=100 - (([.Q131]/[.N131])*100)" office:value-type="float" office:value="47.4362788852524" calcext:value-type="float">
            <text:p>47.44</text:p>
          </table:table-cell>
          <table:table-cell table:style-name="ce2" table:formula="of:=100 - (([.R131]/[.O131])*100)" office:value-type="float" office:value="69.3720161586486" calcext:value-type="float">
            <text:p>69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office:value-type="float" office:value="3920" calcext:value-type="float">
            <text:p>3920</text:p>
          </table:table-cell>
          <table:table-cell office:value-type="float" office:value="512284" calcext:value-type="float">
            <text:p>512284</text:p>
          </table:table-cell>
          <table:table-cell office:value-type="float" office:value="247092" calcext:value-type="float">
            <text:p>247092</text:p>
          </table:table-cell>
          <table:table-cell office:value-type="float" office:value="2216" calcext:value-type="float">
            <text:p>2216</text:p>
          </table:table-cell>
          <table:table-cell office:value-type="float" office:value="263152" calcext:value-type="float">
            <text:p>263152</text:p>
          </table:table-cell>
          <table:table-cell office:value-type="float" office:value="98660" calcext:value-type="float">
            <text:p>98660</text:p>
          </table:table-cell>
          <table:table-cell table:style-name="ce2" table:formula="of:=100 - (([.P132]/[.M132])*100)" office:value-type="float" office:value="43.469387755102" calcext:value-type="float">
            <text:p>43.47</text:p>
          </table:table-cell>
          <table:table-cell table:style-name="ce2" table:formula="of:=100 - (([.Q132]/[.N132])*100)" office:value-type="float" office:value="48.6316183991692" calcext:value-type="float">
            <text:p>48.63</text:p>
          </table:table-cell>
          <table:table-cell table:style-name="ce2" table:formula="of:=100 - (([.R132]/[.O132])*100)" office:value-type="float" office:value="60.0715522963107" calcext:value-type="float">
            <text:p>6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office:value-type="float" office:value="7336" calcext:value-type="float">
            <text:p>7336</text:p>
          </table:table-cell>
          <table:table-cell office:value-type="float" office:value="223656" calcext:value-type="float">
            <text:p>223656</text:p>
          </table:table-cell>
          <table:table-cell office:value-type="float" office:value="110604" calcext:value-type="float">
            <text:p>110604</text:p>
          </table:table-cell>
          <table:table-cell office:value-type="float" office:value="3936" calcext:value-type="float">
            <text:p>3936</text:p>
          </table:table-cell>
          <table:table-cell office:value-type="float" office:value="118320" calcext:value-type="float">
            <text:p>118320</text:p>
          </table:table-cell>
          <table:table-cell office:value-type="float" office:value="48336" calcext:value-type="float">
            <text:p>48336</text:p>
          </table:table-cell>
          <table:table-cell table:style-name="ce2" table:formula="of:=100 - (([.P133]/[.M133])*100)" office:value-type="float" office:value="46.3467829880044" calcext:value-type="float">
            <text:p>46.35</text:p>
          </table:table-cell>
          <table:table-cell table:style-name="ce2" table:formula="of:=100 - (([.Q133]/[.N133])*100)" office:value-type="float" office:value="47.0973280394892" calcext:value-type="float">
            <text:p>47.10</text:p>
          </table:table-cell>
          <table:table-cell table:style-name="ce2" table:formula="of:=100 - (([.R133]/[.O133])*100)" office:value-type="float" office:value="56.2981447325594" calcext:value-type="float">
            <text:p>56.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G} 3</text:p>
          </table:table-cell>
          <table:table-cell table:style-name="ce9" office:value-type="string" calcext:value-type="string">
            <text:p>\mathtt{fast}</text:p>
          </table:table-cell>
          <table:table-cell office:value-type="float" office:value="7336" calcext:value-type="float">
            <text:p>7336</text:p>
          </table:table-cell>
          <table:table-cell office:value-type="float" office:value="174680" calcext:value-type="float">
            <text:p>174680</text:p>
          </table:table-cell>
          <table:table-cell office:value-type="float" office:value="93368" calcext:value-type="float">
            <text:p>93368</text:p>
          </table:table-cell>
          <table:table-cell office:value-type="float" office:value="3936" calcext:value-type="float">
            <text:p>3936</text:p>
          </table:table-cell>
          <table:table-cell office:value-type="float" office:value="90136" calcext:value-type="float">
            <text:p>90136</text:p>
          </table:table-cell>
          <table:table-cell office:value-type="float" office:value="26536" calcext:value-type="float">
            <text:p>26536</text:p>
          </table:table-cell>
          <table:table-cell table:style-name="ce2" table:formula="of:=100 - (([.P134]/[.M134])*100)" office:value-type="float" office:value="46.3467829880044" calcext:value-type="float">
            <text:p>46.35</text:p>
          </table:table-cell>
          <table:table-cell table:style-name="ce2" table:formula="of:=100 - (([.Q134]/[.N134])*100)" office:value-type="float" office:value="48.3993588275704" calcext:value-type="float">
            <text:p>48.40</text:p>
          </table:table-cell>
          <table:table-cell table:style-name="ce2" table:formula="of:=100 - (([.R134]/[.O134])*100)" office:value-type="float" office:value="71.5791277525491" calcext:value-type="float">
            <text:p>71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36" calcext:value-type="float">
            <text:p>3936</text:p>
          </table:table-cell>
          <table:table-cell office:value-type="float" office:value="416968" calcext:value-type="float">
            <text:p>416968</text:p>
          </table:table-cell>
          <table:table-cell office:value-type="float" office:value="155284" calcext:value-type="float">
            <text:p>155284</text:p>
          </table:table-cell>
          <table:table-cell table:style-name="ce2" table:formula="of:=100 - (([.P135]/[.M135])*100)" office:value-type="string" office:string-value="" calcext:value-type="error">
            <text:p>#VALUE!</text:p>
          </table:table-cell>
          <table:table-cell table:style-name="ce2" table:formula="of:=100 - (([.Q135]/[.N135])*100)" office:value-type="string" office:string-value="" calcext:value-type="error">
            <text:p>#VALUE!</text:p>
          </table:table-cell>
          <table:table-cell table:style-name="ce2" table:formula="of:=100 - (([.R135]/[.O135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\mathtt{bal.}</text:p>
          </table:table-cell>
          <table:table-cell office:value-type="float" office:value="11312" calcext:value-type="float">
            <text:p>11312</text:p>
          </table:table-cell>
          <table:table-cell office:value-type="float" office:value="412636" calcext:value-type="float">
            <text:p>412636</text:p>
          </table:table-cell>
          <table:table-cell office:value-type="float" office:value="203212" calcext:value-type="float">
            <text:p>203212</text:p>
          </table:table-cell>
          <table:table-cell office:value-type="float" office:value="6296" calcext:value-type="float">
            <text:p>6296</text:p>
          </table:table-cell>
          <table:table-cell office:value-type="float" office:value="215384" calcext:value-type="float">
            <text:p>215384</text:p>
          </table:table-cell>
          <table:table-cell office:value-type="float" office:value="84352" calcext:value-type="float">
            <text:p>84352</text:p>
          </table:table-cell>
          <table:table-cell table:style-name="ce2" table:formula="of:=100 - (([.P136]/[.M136])*100)" office:value-type="float" office:value="44.3422913719944" calcext:value-type="float">
            <text:p>44.34</text:p>
          </table:table-cell>
          <table:table-cell table:style-name="ce2" table:formula="of:=100 - (([.Q136]/[.N136])*100)" office:value-type="float" office:value="47.802906193352" calcext:value-type="float">
            <text:p>47.80</text:p>
          </table:table-cell>
          <table:table-cell table:style-name="ce2" table:formula="of:=100 - (([.R136]/[.O136])*100)" office:value-type="float" office:value="58.4906403165167" calcext:value-type="float">
            <text:p>5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\mathtt{RSDPG} 5</text:p>
          </table:table-cell>
          <table:table-cell table:style-name="ce9" office:value-type="string" calcext:value-type="string">
            <text:p>\mathtt{fast}</text:p>
          </table:table-cell>
          <table:table-cell office:value-type="float" office:value="11312" calcext:value-type="float">
            <text:p>11312</text:p>
          </table:table-cell>
          <table:table-cell office:value-type="float" office:value="306368" calcext:value-type="float">
            <text:p>306368</text:p>
          </table:table-cell>
          <table:table-cell office:value-type="float" office:value="162140" calcext:value-type="float">
            <text:p>162140</text:p>
          </table:table-cell>
          <table:table-cell office:value-type="float" office:value="6296" calcext:value-type="float">
            <text:p>6296</text:p>
          </table:table-cell>
          <table:table-cell office:value-type="float" office:value="156096" calcext:value-type="float">
            <text:p>156096</text:p>
          </table:table-cell>
          <table:table-cell office:value-type="float" office:value="42084" calcext:value-type="float">
            <text:p>42084</text:p>
          </table:table-cell>
          <table:table-cell table:style-name="ce2" table:formula="of:=100 - (([.P137]/[.M137])*100)" office:value-type="float" office:value="44.3422913719944" calcext:value-type="float">
            <text:p>44.34</text:p>
          </table:table-cell>
          <table:table-cell table:style-name="ce2" table:formula="of:=100 - (([.Q137]/[.N137])*100)" office:value-type="float" office:value="49.0495090871109" calcext:value-type="float">
            <text:p>49.05</text:p>
          </table:table-cell>
          <table:table-cell table:style-name="ce2" table:formula="of:=100 - (([.R137]/[.O137])*100)" office:value-type="float" office:value="74.0446527692118" calcext:value-type="float">
            <text:p>74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\mathtt{small}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96" calcext:value-type="float">
            <text:p>6296</text:p>
          </table:table-cell>
          <table:table-cell office:value-type="float" office:value="577256" calcext:value-type="float">
            <text:p>577256</text:p>
          </table:table-cell>
          <table:table-cell office:value-type="float" office:value="214100" calcext:value-type="float">
            <text:p>214100</text:p>
          </table:table-cell>
          <table:table-cell table:style-name="ce2" table:formula="of:=100 - (([.P138]/[.M138])*100)" office:value-type="string" office:string-value="" calcext:value-type="error">
            <text:p>#VALUE!</text:p>
          </table:table-cell>
          <table:table-cell table:style-name="ce2" table:formula="of:=100 - (([.Q138]/[.N138])*100)" office:value-type="string" office:string-value="" calcext:value-type="error">
            <text:p>#VALUE!</text:p>
          </table:table-cell>
          <table:table-cell table:style-name="ce2" table:formula="of:=100 - (([.R138]/[.O138])*100)" office:value-type="string" office:string-value="" calcext:value-type="error">
            <text:p>#VALUE!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lightcross_orig_v2.0'.L136:'lightcross_orig_v2.0'.V138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09:32:12.779568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7T00:31:16.245797211</dc:date>
    <meta:editing-duration>PT17H37M3S</meta:editing-duration>
    <meta:editing-cycles>8</meta:editing-cycles>
    <meta:generator>LibreOffice/24.2.7.2$Linux_X86_64 LibreOffice_project/420$Build-2</meta:generator>
    <meta:document-statistic meta:table-count="1" meta:cell-count="1125" meta:object-count="0"/>
  </office:meta>
</office:document-meta>
</file>